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sturias">
            <text:p>Asturias</text:p>
          </table:table-cell>
          <table:table-cell office:value-type="string" office:value="radiocarbon">
            <text:p>radiocarbon</text:p>
          </table:table-cell>
          <table:table-cell office:value-type="string" office:value="Beta-177711">
            <text:p>Beta-177711</text:p>
          </table:table-cell>
          <table:table-cell office:value-type="float" office:value="43.518">
            <text:p>43.518</text:p>
          </table:table-cell>
          <table:table-cell office:value-type="float" office:value="-6.076">
            <text:p>-6.076</text:p>
          </table:table-cell>
          <table:table-cell office:value-type="float" office:value="7410.0">
            <text:p>7410.0</text:p>
          </table:table-cell>
          <table:table-cell office:value-type="float" office:value="141.0">
            <text:p>14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0.1">
            <text:p>-10.1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AlonsoMillanPagesValcarlos2010,GarciaArtolaEtal2018">
            <text:p>AlonsoMillanPagesValcarlos2010,GarciaArtolaEtal2018</text:p>
          </table:table-cell>
        </table:table-row>
        <table:table-row>
          <table:table-cell office:value-type="string" office:value="Asturias">
            <text:p>Asturias</text:p>
          </table:table-cell>
          <table:table-cell office:value-type="string" office:value="radiocarbon">
            <text:p>radiocarbon</text:p>
          </table:table-cell>
          <table:table-cell office:value-type="string" office:value="Beta-177709">
            <text:p>Beta-177709</text:p>
          </table:table-cell>
          <table:table-cell office:value-type="float" office:value="43.518">
            <text:p>43.518</text:p>
          </table:table-cell>
          <table:table-cell office:value-type="float" office:value="-6.076">
            <text:p>-6.076</text:p>
          </table:table-cell>
          <table:table-cell office:value-type="float" office:value="3280.0">
            <text:p>3280.0</text:p>
          </table:table-cell>
          <table:table-cell office:value-type="float" office:value="117.0">
            <text:p>11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AlonsoMillanPagesValcarlos2010,GarciaArtolaEtal2018">
            <text:p>AlonsoMillanPagesValcarlos2010,GarciaArtolaEtal2018</text:p>
          </table:table-cell>
        </table:table-row>
        <table:table-row>
          <table:table-cell office:value-type="string" office:value="Asturias">
            <text:p>Asturias</text:p>
          </table:table-cell>
          <table:table-cell office:value-type="string" office:value="radiocarbon">
            <text:p>radiocarbon</text:p>
          </table:table-cell>
          <table:table-cell office:value-type="string" office:value="Beta-177712">
            <text:p>Beta-177712</text:p>
          </table:table-cell>
          <table:table-cell office:value-type="float" office:value="43.518">
            <text:p>43.518</text:p>
          </table:table-cell>
          <table:table-cell office:value-type="float" office:value="-6.076">
            <text:p>-6.076</text:p>
          </table:table-cell>
          <table:table-cell office:value-type="float" office:value="5290.0">
            <text:p>529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5.5">
            <text:p>-5.5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AlonsoMillanPagesValcarlos2010,GarciaArtolaEtal2018">
            <text:p>AlonsoMillanPagesValcarlos2010,GarciaArtolaEtal2018</text:p>
          </table:table-cell>
        </table:table-row>
        <table:table-row>
          <table:table-cell office:value-type="string" office:value="Asturias">
            <text:p>Asturias</text:p>
          </table:table-cell>
          <table:table-cell office:value-type="string" office:value="radiocarbon">
            <text:p>radiocarbon</text:p>
          </table:table-cell>
          <table:table-cell office:value-type="string" office:value="Beta-177710">
            <text:p>Beta-177710</text:p>
          </table:table-cell>
          <table:table-cell office:value-type="float" office:value="43.518">
            <text:p>43.518</text:p>
          </table:table-cell>
          <table:table-cell office:value-type="float" office:value="-6.076">
            <text:p>-6.076</text:p>
          </table:table-cell>
          <table:table-cell office:value-type="float" office:value="4150.0">
            <text:p>4150.0</text:p>
          </table:table-cell>
          <table:table-cell office:value-type="float" office:value="122.0">
            <text:p>122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">
            <text:p>-3.9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AlonsoMillanPagesValcarlos2010,GarciaArtolaEtal2018">
            <text:p>AlonsoMillanPagesValcarlos2010,GarciaArtolaEtal2018</text:p>
          </table:table-cell>
        </table:table-row>
        <table:table-row>
          <table:table-cell office:value-type="string" office:value="Asturias">
            <text:p>Asturias</text:p>
          </table:table-cell>
          <table:table-cell office:value-type="string" office:value="radiocarbon">
            <text:p>radiocarbon</text:p>
          </table:table-cell>
          <table:table-cell office:value-type="string" office:value="Beta-154350">
            <text:p>Beta-154350</text:p>
          </table:table-cell>
          <table:table-cell office:value-type="float" office:value="43.488">
            <text:p>43.488</text:p>
          </table:table-cell>
          <table:table-cell office:value-type="float" office:value="-5.441">
            <text:p>-5.441</text:p>
          </table:table-cell>
          <table:table-cell office:value-type="float" office:value="6130.0">
            <text:p>613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2.2">
            <text:p>-2.2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GarciaAntonEtal2006,AlonsoMillanPagesValcarlos2010,GarciaArtolaEtal2018">
            <text:p>GarciaAntonEtal2006,AlonsoMillanPagesValcarlos2010,GarciaArtolaEtal2018</text:p>
          </table:table-cell>
        </table:table-row>
        <table:table-row>
          <table:table-cell office:value-type="string" office:value="Asturias">
            <text:p>Asturias</text:p>
          </table:table-cell>
          <table:table-cell office:value-type="string" office:value="radiocarbon">
            <text:p>radiocarbon</text:p>
          </table:table-cell>
          <table:table-cell office:value-type="string" office:value="Beta-154349">
            <text:p>Beta-154349</text:p>
          </table:table-cell>
          <table:table-cell office:value-type="float" office:value="43.488">
            <text:p>43.488</text:p>
          </table:table-cell>
          <table:table-cell office:value-type="float" office:value="-5.441">
            <text:p>-5.441</text:p>
          </table:table-cell>
          <table:table-cell office:value-type="float" office:value="2610.0">
            <text:p>2610.0</text:p>
          </table:table-cell>
          <table:table-cell office:value-type="float" office:value="122.0">
            <text:p>122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">
            <text:p>-1.7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GarciaAntonEtal2006,AlonsoMillanPagesValcarlos2010,GarciaArtolaEtal2018">
            <text:p>GarciaAntonEtal2006,AlonsoMillanPagesValcarlos2010,GarciaArtolaEtal2018</text:p>
          </table:table-cell>
        </table:table-row>
        <table:table-row>
          <table:table-cell office:value-type="string" office:value="Asturias">
            <text:p>Asturias</text:p>
          </table:table-cell>
          <table:table-cell office:value-type="string" office:value="radiocarbon">
            <text:p>radiocarbon</text:p>
          </table:table-cell>
          <table:table-cell office:value-type="string" office:value="Beta-177713">
            <text:p>Beta-177713</text:p>
          </table:table-cell>
          <table:table-cell office:value-type="float" office:value="43.518">
            <text:p>43.518</text:p>
          </table:table-cell>
          <table:table-cell office:value-type="float" office:value="-6.076">
            <text:p>-6.076</text:p>
          </table:table-cell>
          <table:table-cell office:value-type="float" office:value="6570.0">
            <text:p>6570.0</text:p>
          </table:table-cell>
          <table:table-cell office:value-type="float" office:value="108.0">
            <text:p>10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1">
            <text:p>-7.1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AlonsoMillanPagesValcarlos2010,GarciaArtolaEtal2018">
            <text:p>AlonsoMillanPagesValcarlos2010,GarciaArtolaEtal2018</text:p>
          </table:table-cell>
        </table:table-row>
        <table:table-row>
          <table:table-cell office:value-type="string" office:value="Asturias">
            <text:p>Asturias</text:p>
          </table:table-cell>
          <table:table-cell office:value-type="string" office:value="radiocarbon">
            <text:p>radiocarbon</text:p>
          </table:table-cell>
          <table:table-cell office:value-type="string" office:value="Beta-154348">
            <text:p>Beta-154348</text:p>
          </table:table-cell>
          <table:table-cell office:value-type="float" office:value="43.488">
            <text:p>43.488</text:p>
          </table:table-cell>
          <table:table-cell office:value-type="float" office:value="-5.441">
            <text:p>-5.441</text:p>
          </table:table-cell>
          <table:table-cell office:value-type="float" office:value="5040.0">
            <text:p>5040.0</text:p>
          </table:table-cell>
          <table:table-cell office:value-type="float" office:value="117.0">
            <text:p>117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.8">
            <text:p>-1.8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AlonsoMillanPagesValcarlos2010,GarciaArtolaEtal2018">
            <text:p>AlonsoMillanPagesValcarlos2010,GarciaArtolaEtal2018</text:p>
          </table:table-cell>
        </table:table-row>
        <table:table-row>
          <table:table-cell office:value-type="string" office:value="Asturias">
            <text:p>Asturias</text:p>
          </table:table-cell>
          <table:table-cell office:value-type="string" office:value="radiocarbon">
            <text:p>radiocarbon</text:p>
          </table:table-cell>
          <table:table-cell office:value-type="string" office:value="Beta-154347">
            <text:p>Beta-154347</text:p>
          </table:table-cell>
          <table:table-cell office:value-type="float" office:value="43.488">
            <text:p>43.488</text:p>
          </table:table-cell>
          <table:table-cell office:value-type="float" office:value="-5.441">
            <text:p>-5.441</text:p>
          </table:table-cell>
          <table:table-cell office:value-type="float" office:value="1230.0">
            <text:p>123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AlonsoMillanPagesValcarlos2010,GarciaArtolaEtal2018">
            <text:p>AlonsoMillanPagesValcarlos2010,GarciaArtol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